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Bold" svg:font-family="Calibri-Bold" style:font-family-generic="roman" style:font-pitch="variable"/>
    <style:font-face style:name="Calibri1" svg:font-family="Calibri" style:font-family-generic="system" style:font-pitch="variable"/>
    <style:font-face style:name="Cambria" svg:font-family="Cambria" style:font-adornments="Regular" style:font-family-generic="roman" style:font-pitch="variable"/>
    <style:font-face style:name="Cambria1" svg:font-family="Cambria"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SymbolMT" svg:font-family="SymbolMT" style:font-family-generic="roman"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824cm" fo:margin-left="0cm" fo:margin-top="0cm" fo:margin-bottom="0cm" table:align="left" style:writing-mode="lr-tb"/>
    </style:style>
    <style:style style:name="Table1.A" style:family="table-column">
      <style:table-column-properties style:column-width="4.604cm"/>
    </style:style>
    <style:style style:name="Table1.B" style:family="table-column">
      <style:table-column-properties style:column-width="11.22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3" style:family="table">
      <style:table-properties style:width="15.921cm" style:rel-width="100%" fo:margin-left="0.009cm" fo:margin-top="0cm" fo:margin-bottom="0cm" table:align="left" style:writing-mode="lr-tb"/>
    </style:style>
    <style:style style:name="Table3.A" style:family="table-column">
      <style:table-column-properties style:column-width="2.697cm" style:rel-column-width="11101*"/>
    </style:style>
    <style:style style:name="Table3.B" style:family="table-column">
      <style:table-column-properties style:column-width="13.224cm" style:rel-column-width="54433*"/>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table:align="left" style:writing-mode="lr-tb"/>
    </style:style>
    <style:style style:name="Table4.A" style:family="table-column">
      <style:table-column-properties style:column-width="2.889cm"/>
    </style:style>
    <style:style style:name="Table4.B" style:family="table-column">
      <style:table-column-properties style:column-width="7.615cm"/>
    </style:style>
    <style:style style:name="Table4.C" style:family="table-column">
      <style:table-column-properties style:column-width="5.399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2" style:family="table">
      <style:table-properties style:width="15.921cm" table:align="margins" style:writing-mode="lr-tb"/>
    </style:style>
    <style:style style:name="Table2.A" style:family="table-column">
      <style:table-column-properties style:column-width="5.308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style:font-weight-asian="bold"/>
    </style:style>
    <style:style style:name="P6" style:family="paragraph" style:parent-style-name="Standard">
      <style:paragraph-properties fo:break-before="page"/>
      <style:text-properties fo:font-weight="bold" style:font-weight-asian="bold"/>
    </style:style>
    <style:style style:name="P7" style:family="paragraph" style:parent-style-name="Standard">
      <style:paragraph-properties fo:margin-left="1.27cm" fo:margin-right="0cm" fo:margin-top="0cm" fo:margin-bottom="0cm" style:contextual-spacing="false" fo:text-align="justify" style:justify-single-word="false" fo:orphans="2" fo:widows="2" fo:text-indent="0cm" style:auto-text-indent="false"/>
      <style:text-properties style:font-name="Calibri" fo:font-weight="bold" style:letter-kerning="false" style:language-asian="en" style:country-asian="US" style:font-weight-asian="bold" style:language-complex="ar" style:country-complex="SA" style:font-weight-complex="bold"/>
    </style:style>
    <style:style style:name="P8" style:family="paragraph" style:parent-style-name="Standard">
      <style:paragraph-properties fo:margin-top="0cm" fo:margin-bottom="0cm" style:contextual-spacing="false" fo:text-align="start" style:justify-single-word="false" fo:orphans="2" fo:widows="2"/>
      <style:text-properties style:font-name="Calibri" fo:font-weight="bold" style:letter-kerning="false" style:language-asian="en" style:country-asian="US" style:font-weight-asian="bold" style:language-complex="ar" style:country-complex="SA" style:font-weight-complex="bold"/>
    </style:style>
    <style:style style:name="P9" style:family="paragraph" style:parent-style-name="Standard">
      <style:paragraph-properties fo:margin-top="0cm" fo:margin-bottom="0cm" style:contextual-spacing="false" fo:text-align="start" style:justify-single-word="false" fo:orphans="2" fo:widows="2"/>
      <style:text-properties style:font-name="Calibri" fo:font-weight="bold" style:letter-kerning="false" style:language-asian="en" style:country-asian="US" style:font-weight-asian="bold"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style:font-name="Calibri" fo:font-weight="normal" style:letter-kerning="false" style:language-asian="en" style:country-asian="US" style:font-weight-asian="normal" style:language-complex="ar" style:country-complex="SA" style:font-weight-complex="normal"/>
    </style:style>
    <style:style style:name="P11" style:family="paragraph" style:parent-style-name="Standard">
      <style:paragraph-properties fo:margin-top="0cm" fo:margin-bottom="0cm" style:contextual-spacing="false" fo:text-align="start" style:justify-single-word="false" fo:orphans="2" fo:widows="2"/>
      <style:text-properties style:font-name="Calibri" style:letter-kerning="false" style:language-asian="en" style:country-asian="US"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weight="bold" style:letter-kerning="false" style:language-asian="en" style:country-asian="US" style:font-weight-asian="bold"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style="italic" style:letter-kerning="false" style:language-asian="en" style:country-asian="US" style:font-style-asian="italic"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fo:color="#ff0000" loext:opacity="100%" style:font-name="Calibri" fo:font-style="italic" fo:font-weight="bold" style:letter-kerning="false" style:language-asian="en" style:country-asian="US" style:font-style-asian="italic" style:font-weight-asian="bold" style:language-complex="ar" style:country-complex="SA"/>
    </style:style>
    <style:style style:name="P15" style:family="paragraph" style:parent-style-name="Standard">
      <style:paragraph-properties fo:text-align="center" style:justify-single-word="false"/>
      <style:text-properties fo:color="#ff0000" loext:opacity="100%" fo:font-size="20pt" style:font-size-asian="20pt"/>
    </style:style>
    <style:style style:name="P16" style:family="paragraph" style:parent-style-name="Standard">
      <style:text-properties fo:font-style="italic" style:font-style-asian="italic"/>
    </style:style>
    <style:style style:name="P17" style:family="paragraph" style:parent-style-name="Standard">
      <style:text-properties fo:font-style="italic" fo:font-weight="bold" style:font-style-asian="italic" style:font-weight-asian="bold"/>
    </style:style>
    <style:style style:name="P18" style:family="paragraph" style:parent-style-name="Standard">
      <style:paragraph-properties fo:margin-left="0.635cm" fo:margin-right="0cm" fo:text-indent="0cm" style:auto-text-indent="false"/>
    </style:style>
    <style:style style:name="P19" style:family="paragraph" style:parent-style-name="Standard">
      <style:text-properties officeooo:rsid="0019f904" officeooo:paragraph-rsid="0019f904"/>
    </style:style>
    <style:style style:name="P20" style:family="paragraph" style:parent-style-name="Standard">
      <style:text-properties officeooo:paragraph-rsid="0019f904"/>
    </style:style>
    <style:style style:name="P21" style:family="paragraph" style:parent-style-name="Standard">
      <style:paragraph-properties fo:margin-left="0cm" fo:margin-right="0cm" fo:text-indent="0cm" style:auto-text-indent="false"/>
      <style:text-properties fo:color="#000000" loext:opacity="100%" officeooo:rsid="001de9d2" officeooo:paragraph-rsid="001de9d2"/>
    </style:style>
    <style:style style:name="P22" style:family="paragraph" style:parent-style-name="Standard">
      <style:paragraph-properties fo:margin-left="0cm" fo:margin-right="0cm" fo:text-indent="0cm" style:auto-text-indent="false"/>
      <style:text-properties fo:color="#000000" loext:opacity="100%"/>
    </style:style>
    <style:style style:name="P23" style:family="paragraph" style:parent-style-name="Standard">
      <style:paragraph-properties fo:margin-left="0cm" fo:margin-right="0cm" fo:text-indent="0cm" style:auto-text-indent="false"/>
      <style:text-properties fo:color="#000000" loext:opacity="100%" officeooo:rsid="001e2d0c" officeooo:paragraph-rsid="001e2d0c"/>
    </style:style>
    <style:style style:name="P24" style:family="paragraph" style:parent-style-name="Standard">
      <style:paragraph-properties fo:margin-left="0cm" fo:margin-right="0cm" fo:text-indent="0cm" style:auto-text-indent="false"/>
      <style:text-properties fo:color="#000000" loext:opacity="100%" officeooo:rsid="001f6b82" officeooo:paragraph-rsid="001f7b19"/>
    </style:style>
    <style:style style:name="P25" style:family="paragraph" style:parent-style-name="Standard">
      <style:text-properties fo:color="#000000" loext:opacity="100%" officeooo:rsid="002162b8" officeooo:paragraph-rsid="002162b8"/>
    </style:style>
    <style:style style:name="P26" style:family="paragraph" style:parent-style-name="Standard">
      <style:paragraph-properties fo:margin-left="0cm" fo:margin-right="0cm" fo:text-indent="0cm" style:auto-text-indent="false"/>
      <style:text-properties fo:color="#000000" loext:opacity="100%" officeooo:rsid="001f7b19" officeooo:paragraph-rsid="001f7b19"/>
    </style:style>
    <style:style style:name="P27" style:family="paragraph" style:parent-style-name="Standard">
      <style:paragraph-properties fo:margin-left="0cm" fo:margin-right="0cm" fo:text-indent="0cm" style:auto-text-indent="false"/>
      <style:text-properties fo:color="#7030a0" loext:opacity="100%" fo:font-weight="bold" style:font-weight-asian="bold" style:font-weight-complex="bold"/>
    </style:style>
    <style:style style:name="P28" style:family="paragraph" style:parent-style-name="Standard">
      <style:text-properties fo:font-size="16pt" fo:font-weight="normal" style:font-size-asian="16pt" style:font-weight-asian="normal" style:font-size-complex="16pt" style:font-weight-complex="normal"/>
    </style:style>
    <style:style style:name="P29" style:family="paragraph" style:parent-style-name="List_20_Paragraph" style:list-style-name="WWNum1">
      <style:text-properties fo:color="#ff0000" loext:opacity="100%"/>
    </style:style>
    <style:style style:name="P30" style:family="paragraph" style:parent-style-name="List_20_Paragraph" style:list-style-name="WWNum2">
      <style:text-properties fo:color="#ff0000" loext:opacity="100%"/>
    </style:style>
    <style:style style:name="P31" style:family="paragraph" style:parent-style-name="List_20_Paragraph" style:list-style-name="WWNum5">
      <style:text-properties fo:color="#7030a0" loext:opacity="100%"/>
    </style:style>
    <style:style style:name="P32" style:family="paragraph" style:parent-style-name="List_20_Paragraph" style:list-style-name="WWNum6">
      <style:text-properties fo:color="#7030a0" loext:opacity="100%"/>
    </style:style>
    <style:style style:name="P33" style:family="paragraph" style:parent-style-name="List_20_Paragraph" style:list-style-name="WWNum6"/>
    <style:style style:name="P34" style:family="paragraph" style:parent-style-name="Standard">
      <style:text-properties fo:font-weight="bold" style:font-weight-asian="bold"/>
    </style:style>
    <style:style style:name="P35" style:family="paragraph" style:parent-style-name="Standard">
      <style:paragraph-properties fo:text-align="start" style:justify-single-word="false"/>
      <style:text-properties fo:font-weight="bold" style:font-weight-asian="bold"/>
    </style:style>
    <style:style style:name="P36" style:family="paragraph" style:parent-style-name="Standard">
      <style:paragraph-properties fo:text-align="start" style:justify-single-word="false"/>
    </style:style>
    <style:style style:name="P37" style:family="paragraph" style:parent-style-name="Standard" style:list-style-name="L1">
      <style:paragraph-properties fo:text-align="start" style:justify-single-word="false"/>
    </style:style>
    <style:style style:name="P38" style:family="paragraph" style:parent-style-name="Standard" style:list-style-name="L1">
      <style:paragraph-properties fo:text-align="start" style:justify-single-word="false"/>
      <style:text-properties officeooo:paragraph-rsid="00274da3"/>
    </style:style>
    <style:style style:name="P39" style:family="paragraph" style:parent-style-name="Standard">
      <style:paragraph-properties fo:text-align="start" style:justify-single-word="false"/>
      <style:text-properties officeooo:paragraph-rsid="00274da3"/>
    </style:style>
    <style:style style:name="P40" style:family="paragraph" style:parent-style-name="Standard" style:list-style-name="L3">
      <style:paragraph-properties fo:text-align="start" style:justify-single-word="false"/>
      <style:text-properties officeooo:paragraph-rsid="00274da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loext:opacity="100%"/>
    </style:style>
    <style:style style:name="T4" style:family="text">
      <style:text-properties fo:color="#ff0000" loext:opacity="100%" fo:font-style="italic" style:text-underline-style="solid" style:text-underline-width="auto" style:text-underline-color="font-color" style:font-style-asian="italic" style:font-style-complex="italic"/>
    </style:style>
    <style:style style:name="T5" style:family="text">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color="#ff0000" loext:opacity="100%" fo:font-style="italic" style:font-style-asian="italic"/>
    </style:style>
    <style:style style:name="T7" style:family="text">
      <style:text-properties fo:color="#7030a0" loext:opacity="100%"/>
    </style:style>
    <style:style style:name="T8" style:family="text">
      <style:text-properties fo:color="#7030a0" loext:opacity="100%" fo:font-weight="bold" style:font-weight-asian="bold" style:font-weight-complex="bold"/>
    </style:style>
    <style:style style:name="T9" style:family="text">
      <style:text-properties fo:color="#7030a0" loext:opacity="100%" fo:language="en" fo:country="AU"/>
    </style:style>
    <style:style style:name="T10" style:family="text">
      <style:text-properties officeooo:rsid="0019f904"/>
    </style:style>
    <style:style style:name="T11" style:family="text">
      <style:text-properties officeooo:rsid="001bb200"/>
    </style:style>
    <style:style style:name="T12" style:family="text">
      <style:text-properties officeooo:rsid="001d6b5b"/>
    </style:style>
    <style:style style:name="T13" style:family="text">
      <style:text-properties officeooo:rsid="001e2d0c"/>
    </style:style>
    <style:style style:name="T14" style:family="text">
      <style:text-properties officeooo:rsid="001f6b82"/>
    </style:style>
    <style:style style:name="T15" style:family="text">
      <style:text-properties officeooo:rsid="0022d978"/>
    </style:style>
    <style:style style:name="T16" style:family="text">
      <style:text-properties style:font-name="Calibri-Bold" fo:font-size="12pt" fo:font-weight="bold" style:font-size-asian="12pt" style:font-weight-asian="bold"/>
    </style:style>
    <style:style style:name="T17" style:family="text">
      <style:text-properties style:font-name="Calibri-Bold" fo:font-size="12pt" style:font-size-asian="12pt"/>
    </style:style>
    <style:style style:name="T18" style:family="text">
      <style:text-properties style:font-name="Calibri" fo:font-size="12pt" style:font-size-asian="12pt"/>
    </style:style>
    <style:style style:name="T19" style:family="text">
      <style:text-properties style:font-name="SymbolMT" fo:font-size="12pt" style:font-size-asian="12pt"/>
    </style:style>
    <style:style style:name="T20" style:family="text">
      <style:text-properties style:font-name="Cambria1" fo:font-size="12pt" style:font-size-asian="12pt"/>
    </style:style>
    <style:style style:name="T21" style:family="text">
      <style:text-properties officeooo:rsid="002781a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esign Workbook</text:p>
      <text:p text:style-name="P4"/>
      <table:table table:name="Table1" table:style-name="Table1">
        <table:table-column table:style-name="Table1.A"/>
        <table:table-column table:style-name="Table1.B"/>
        <table:table-row table:style-name="Table1.1">
          <table:table-cell table:style-name="Table1.A1" office:value-type="string">
            <text:p text:style-name="P7">Team Name:</text:p>
          </table:table-cell>
          <table:table-cell table:style-name="Table1.A1" office:value-type="string">
            <text:p text:style-name="P10">Design Thinkers</text:p>
          </table:table-cell>
        </table:table-row>
        <table:table-row table:style-name="Table1.1">
          <table:table-cell table:style-name="Table1.A1" office:value-type="string">
            <text:p text:style-name="P7">Project Topic:</text:p>
          </table:table-cell>
          <table:table-cell table:style-name="Table1.A1" office:value-type="string">
            <text:p text:style-name="P10">How might we better inform the user of sustainable energy opportunities that they could be taking advantage of?</text:p>
          </table:table-cell>
        </table:table-row>
        <table:table-row table:style-name="Table1.1">
          <table:table-cell table:style-name="Table1.A1" office:value-type="string">
            <text:p text:style-name="P7">Student Name:</text:p>
          </table:table-cell>
          <table:table-cell table:style-name="Table1.A1" office:value-type="string">
            <text:p text:style-name="P8"/>
          </table:table-cell>
        </table:table-row>
        <table:table-row table:style-name="Table1.1">
          <table:table-cell table:style-name="Table1.A1" office:value-type="string">
            <text:p text:style-name="P7">Student ID:</text:p>
          </table:table-cell>
          <table:table-cell table:style-name="Table1.A1" office:value-type="string">
            <text:p text:style-name="P8"/>
          </table:table-cell>
        </table:table-row>
      </table:table>
      <text:p text:style-name="Standard"/>
      <text:p text:style-name="P15">REMOVE ALL RED TEXT AND REPLACE WITH YOUR REPORT NOTES</text:p>
      <text:p text:style-name="P5">Summary of the Design Thinking Processes:</text:p>
      <text:p text:style-name="Standard"/>
      <text:p text:style-name="Standard"><text:span text:style-name="T2">Empathy:</text:span> <text:span text:style-name="T3">~ 200 words</text:span></text:p>
      <text:list xml:id="list2353305459" text:style-name="WWNum1">
        <text:list-item>
          <text:p text:style-name="P29">Describe the empathy methods used by your team in this project</text:p>
        </text:list-item>
        <text:list-item>
          <text:p text:style-name="P29">Images/sketches produced during this process</text:p>
        </text:list-item>
        <text:list-item>
          <text:p text:style-name="P29">Describe major insights from the empathy process</text:p>
        </text:list-item>
      </text:list>
      <text:p text:style-name="P27">Team response: </text:p>
      <text:list xml:id="list4056761596" text:style-name="WWNum5">
        <text:list-item>
          <text:p text:style-name="P31">Brainstormed topic areas using a brainstorming map around health and well-being and sustainability, then each person came up with 5 topic areas based on this group brainstorm</text:p>
        </text:list-item>
        <text:list-item>
          <text:p text:style-name="P31">A heat map vote was used to determine selection. Later we realised that we narrowed down the field too much and moved it a step back to just ‘sustainable energy’. </text:p>
        </text:list-item>
        <text:list-item>
          <text:p text:style-name="P31">Completed secondary research</text:p>
        </text:list-item>
        <text:list-item>
          <text:p text:style-name="P31">Conducted in<text:span text:style-name="T21">a</text:span>terviews of users</text:p>
        </text:list-item>
        <text:list-item>
          <text:p text:style-name="P31">Story share and capture</text:p>
        </text:list-item>
        <text:list-item>
          <text:p text:style-name="P31">Three empathy maps grouped by life-stage in the household (elderly, family, single)</text:p>
        </text:list-item>
        <text:list-item>
          <text:p text:style-name="P31">How and why ladder was considered but we decided not to complete as we had exhausted discussion prior using the prior methods so it was skipped</text:p>
        </text:list-item>
      </text:list>
      <text:p text:style-name="P20"/>
      <text:p text:style-name="P20"><text:span text:style-name="T10">Sustainability and health and well-being were the main focus for discussion and brainstorm by the team. Each team member then decided on 5 topic areas to focus on. To decide our target audience three empathy maps were created based on peoples life stages. The three final maps were grouped as elderly, family, singles. </text:span><text:span text:style-name="T11">During the decision making stage a heat map was used to determine selection of topics. After the vote had taken place, the team had realised the topic was too narrow and the teams final outcome was decided as ‘sustainable energy’. Once the topic was determined secondary research was completed to highlight key elements that the user was looking for. Once the team had created a reliable plan, interviews of possible users were conducted, to further our understanding of user compatibility and needs. </text:span><text:span text:style-name="T12">Main points and stories were captured and layed out in a story share and capture by each team member to broaden everyone's understanding of users needs. The group made a final decision to not use the how and why ladder as discussion had been exhausted using prior methods. </text:span></text:p>
      <text:p text:style-name="P19"/>
      <text:p text:style-name="P19"/>
      <text:p text:style-name="Standard"><text:soft-page-break/><text:span text:style-name="T1">Define:</text:span> <text:span text:style-name="T3">~ 200 words</text:span></text:p>
      <text:list xml:id="list231230706398093" text:continue-list="list2353305459" text:style-name="WWNum1">
        <text:list-item>
          <text:p text:style-name="P29">Describe the methods used by your team in the define design thinking process</text:p>
        </text:list-item>
        <text:list-item>
          <text:p text:style-name="P29">Create a composite character profile and POV want ad for your project</text:p>
        </text:list-item>
      </text:list>
      <text:p text:style-name="P2"><text:span text:style-name="T8">Team response:</text:span><text:span text:style-name="T7"> </text:span></text:p>
      <text:list xml:id="list3684270907" text:style-name="WWNum6">
        <text:list-item>
          <text:p text:style-name="P32">Created a point of view statement – first individually for each of our user groups, then collectively to encompass all of our users</text:p>
        </text:list-item>
        <text:list-item>
          <text:p text:style-name="P32">Used Brainswarming to connect user needs and set up thinking for HMW questions</text:p>
        </text:list-item>
        <text:list-item>
          <text:p text:style-name="P33"><text:span text:style-name="T7">How might we questions brainstorming using placeholder sticky notes, remained silent and filled in based on previous discussions and reference back to empathy maps; these were shared and similar questions were grouped together. There was then a heat map vote for our </text:span><text:span text:style-name="T9">favourite</text:span><text:span text:style-name="T7"> questions and a single vote for the final choice. </text:span></text:p>
        </text:list-item>
      </text:list>
      <text:p text:style-name="P21">Methods that were used by our team to inform users of information included a point of view statement, brainswarming and how might we questions in a brainstorm then a heat map <text:span text:style-name="T14">to determine the final question</text:span>. Point of view statements were determined individually for each of our users then combined to create an average user. <text:span text:style-name="T13">Brainsworming was then used to connect user needs and set up an understanding and thinking process <text:s/>for how might we questions. </text:span></text:p>
      <text:p text:style-name="P21"/>
      <text:p text:style-name="P23">The conditions and process used by the team to create how might we questions was to place sticky notes in a branswarming layout and enter information based on previous discussions whilst remaining silent. The information based on each discussion that was written on the sticky notes was to be related back to empathy maps, then shared with the group. Once this was completed and similar questions were combined a heat map was created to vote for each team members favourite question <text:span text:style-name="T14">then a vote was conducted for the final question. </text:span></text:p>
      <text:p text:style-name="P23"/>
      <text:p text:style-name="P26">The composite character profile and point of view statement was determined to be; </text:p>
      <text:p text:style-name="P24"><text:tab/></text:p>
      <text:p text:style-name="P24"><text:tab/>“The household needs to receive alternative incentives beyond financial; <text:tab/>additionally, it needs a solution to be flexible with a busy life and to consider the life <text:tab/>cycle of the item because people invest in sustainable energy solutions for the <text:tab/>financial incentives rather than the environmental benefits. ‘’.</text:p>
      <text:p text:style-name="P22"/>
      <text:p text:style-name="Standard"><text:span text:style-name="T1">Ideation:</text:span> <text:span text:style-name="T3">~ 200 words</text:span></text:p>
      <text:list xml:id="list315705124" text:style-name="WWNum2">
        <text:list-item>
          <text:p text:style-name="P30">Describe the ideation methods used by the team to generate ideas</text:p>
        </text:list-item>
        <text:list-item>
          <text:p text:style-name="P30">Images/sketches produced during the ideation</text:p>
        </text:list-item>
        <text:list-item>
          <text:p text:style-name="P30">Describe the methods used by the team to select what to prototype</text:p>
        </text:list-item>
      </text:list>
      <text:p text:style-name="P2"><text:span text:style-name="T8">Team response:</text:span><text:span text:style-name="T7"> </text:span></text:p>
      <text:list xml:id="list231231214103908" text:continue-list="list3684270907" text:style-name="WWNum6">
        <text:list-item>
          <text:p text:style-name="P32">Six thinking hats</text:p>
        </text:list-item>
        <text:list-item>
          <text:p text:style-name="P32">Brainswarming – How might we at top, resources to make prototype at bottom</text:p>
        </text:list-item>
        <text:list-item>
          <text:p text:style-name="P32">Crazy Eights</text:p>
        </text:list-item>
        <text:list-item>
          <text:p text:style-name="P32">Select and Describe solution</text:p>
        </text:list-item>
      </text:list>
      <text:p text:style-name="P1"/>
      <text:p text:style-name="P25">Ideation methods that were used include six thinking hats, brainswarming, crazy eights and select<text:span text:style-name="T15">ion</text:span>. Six thinking hats allowed an every individual from the group to see the ideas from a different perspective to determine possible deterrents and problems fro the use to create <text:soft-page-break/>a better product. It allowed discussion of possible problems in a way that allowed it be clear and free of conflict. Brainsworming ensured that every individual in the group included ideas that contributed to the end product. Brainswarming included ideas to be placed on a board in silence, then allowed for a discussion to further the improvement for the user and understanding what the user was looking for. Crazy eights began with dividing a piece of paper in eight squares and allowing each team member 40 seconds per sketch. The sketches were completed anonymously and then presented to the group. Once presented to the group it allowed for discussion of each idea to identify what might have been missed and how each can be improved or combined to create an ideal product. <text:span text:style-name="T15">Once all ideas had been presented to the group a final product was decided on.</text:span></text:p>
      <text:p text:style-name="P25"/>
      <text:p text:style-name="P25"/>
      <text:p text:style-name="P25"/>
      <text:p text:style-name="Standard"><text:span text:style-name="T4">Each team build 1 prototype idea in each iteration, </text:span><text:span text:style-name="T5">each member conduct 1 user test in each iteration</text:span><text:span text:style-name="T4">, you may need to build multiple copies of the same prototype idea so that different members can use the prototypes copies for user testing</text:span></text:p>
      <text:p text:style-name="P16"/>
      <text:p text:style-name="Standard"><text:span text:style-name="T1">Prototype and Test (Iteration 1)</text:span> <text:span text:style-name="T3">~ 200 words</text:span></text:p>
      <text:list xml:id="list231231830799773" text:continue-list="list315705124" text:style-name="WWNum2">
        <text:list-item>
          <text:p text:style-name="P30">Images of prototype</text:p>
        </text:list-item>
        <text:list-item>
          <text:p text:style-name="P30">Describe procedure for testing done by you</text:p>
        </text:list-item>
        <text:list-item>
          <text:p text:style-name="P30">Images of notes/photos from testing done by you</text:p>
        </text:list-item>
        <text:list-item>
          <text:p text:style-name="P30">Describe insights from your own and your team members’ users testing</text:p>
        </text:list-item>
        <text:list-item>
          <text:p text:style-name="P30">Describe what are changes to the prototype in the next iteration</text:p>
        </text:list-item>
      </text:list>
      <text:p text:style-name="Standard"/>
      <text:p text:style-name="Standard"><text:span text:style-name="T1">Prototype and Test (Iteration 2) </text:span><text:span text:style-name="T3">~ 200 words</text:span></text:p>
      <text:list xml:id="list231230728480133" text:continue-numbering="true" text:style-name="WWNum2">
        <text:list-item>
          <text:p text:style-name="P30">Images of prototype</text:p>
        </text:list-item>
        <text:list-item>
          <text:p text:style-name="P30">Describe what have been changed from previous iteration</text:p>
        </text:list-item>
        <text:list-item>
          <text:p text:style-name="P30">Describe procedure for testing done by you</text:p>
        </text:list-item>
        <text:list-item>
          <text:p text:style-name="P30">Describe notes and insights from testing done by you</text:p>
        </text:list-item>
        <text:list-item>
          <text:p text:style-name="P30">Describe insights from your team members’ testing</text:p>
        </text:list-item>
        <text:list-item>
          <text:p text:style-name="P30">Describe what are changes to the prototype in the next iteration</text:p>
        </text:list-item>
      </text:list>
      <text:p text:style-name="List_20_Paragraph"/>
      <text:p text:style-name="P3">Prototype and Test (Iteration 3)</text:p>
      <text:p text:style-name="P3"/>
      <text:p text:style-name="List_20_Paragraph"/>
      <text:p text:style-name="P5">Final prototype</text:p>
      <text:list xml:id="list231230256022127" text:continue-numbering="true" text:style-name="WWNum2">
        <text:list-item>
          <text:p text:style-name="P30">Images of final prototype </text:p>
        </text:list-item>
      </text:list>
      <text:p text:style-name="P18"/>
      <text:p text:style-name="P18"/>
      <text:p text:style-name="Standard"><text:span text:style-name="T1">Appendix A: Team meeting Minutes </text:span><text:span text:style-name="T6">Provide one set of minutes per meeting</text:span></text:p>
      <text:p text:style-name="P17"/>
      <text:p text:style-name="P35"><text:span text:style-name="T17">Team Meeting 06</text:span></text:p>
      <text:p text:style-name="P36"><text:span text:style-name="T18">Team name: Design Thinkers</text:span></text:p>
      <text:p text:style-name="P36"><text:span text:style-name="T18">Date of Meeting: 02/09/2021</text:span></text:p>
      <text:p text:style-name="P36"><text:span text:style-name="T18">Start Time: 5:00pm End Time: 6:00pm</text:span></text:p>
      <text:p text:style-name="P36"><text:span text:style-name="T18">Members present:</text:span></text:p>
      <text:list xml:id="list3785655145" text:style-name="L1">
        <text:list-item>
          <text:p text:style-name="P37"><text:span text:style-name="T18">Dannielle Jones</text:span></text:p>
        </text:list-item>
        <text:list-item>
          <text:p text:style-name="P37"><text:soft-page-break/><text:span text:style-name="T18">Braydan Newman</text:span></text:p>
        </text:list-item>
        <text:list-item>
          <text:p text:style-name="P37"><text:span text:style-name="T18">Adam Albert</text:span></text:p>
        </text:list-item>
        <text:list-item>
          <text:p text:style-name="P37"><text:span text:style-name="T18">Jake Edmunds</text:span></text:p>
        </text:list-item>
        <text:list-item>
          <text:p text:style-name="P38"><text:span text:style-name="T18">Samuel Barrett</text:span></text:p>
        </text:list-item>
      </text:list>
      <text:p text:style-name="P36"><text:span text:style-name="T18"/></text:p>
      <text:p text:style-name="P36"><text:span text:style-name="T18">Meeting Chairperson: Dannielle Jones</text:span></text:p>
      <text:p text:style-name="P36"><text:span text:style-name="T18">Minutes taken by: Dannielle Jones</text:span></text:p>
      <text:p text:style-name="P36"><text:span text:style-name="T18"/></text:p>
      <text:p text:style-name="P36"><text:span text:style-name="T16">Summary of Meeting:</text:span></text:p>
      <text:p text:style-name="P36"><text:span text:style-name="T18">Finalising assignment 1 and discussing requirements, progress tracking and general</text:span></text:p>
      <text:p text:style-name="P36"><text:span text:style-name="T18">structure for meetings for assignment 2.</text:span></text:p>
      <text:p text:style-name="P36"><text:span text:style-name="T18"/></text:p>
      <text:p text:style-name="P39"><text:span text:style-name="T16">Prior to meeting:</text:span></text:p>
      <text:p text:style-name="P36"><text:span text:style-name="T18">Team collaborated on project plan draft on word document in OneDrive. As each</text:span></text:p>
      <text:p text:style-name="P36"><text:span text:style-name="T18">team member was aware of their assigned role they completed as much as was</text:span></text:p>
      <text:p text:style-name="P36"><text:span text:style-name="T18">practical in their section without needing to combine PDF documents.</text:span></text:p>
      <text:p text:style-name="P36"><text:span text:style-name="T18"/></text:p>
      <text:p text:style-name="P39"><text:span text:style-name="T16">Agenda</text:span></text:p>
      <text:p text:style-name="P36"><text:span text:style-name="T16">Item 1 – </text:span><text:span text:style-name="T18">Writing the project plan.</text:span></text:p>
      <text:p text:style-name="P36"><text:span text:style-name="T18">Organiser (Dannielle) for the written plan assessed the current output from all team</text:span></text:p>
      <text:p text:style-name="P36"><text:span text:style-name="T18">members and addressed gaps that required attention. Team members then</text:span></text:p>
      <text:p text:style-name="P36"><text:span text:style-name="T18">collaborated to fill in the gaps for the written content.</text:span></text:p>
      <text:p text:style-name="P36"><text:span text:style-name="T18"/></text:p>
      <text:p text:style-name="P36"><text:span text:style-name="T16">Item 2 – </text:span><text:span text:style-name="T18">Review Process.</text:span></text:p>
      <text:p text:style-name="P36"><text:span text:style-name="T18">Team members were then tasked to read through the completed written</text:span></text:p>
      <text:p text:style-name="P36"><text:span text:style-name="T18">components to look for:</text:span></text:p>
      <text:p text:style-name="P36"><text:span text:style-name="T20">- </text:span><text:span text:style-name="T18">Spelling and grammatical errors</text:span></text:p>
      <text:p text:style-name="P36"><text:span text:style-name="T20">- </text:span><text:span text:style-name="T18">Odd or incorrect sentence structure</text:span></text:p>
      <text:p text:style-name="P36"><text:span text:style-name="T20">- </text:span><text:span text:style-name="T18">Tense confusion</text:span></text:p>
      <text:p text:style-name="P36"><text:span text:style-name="T20">- </text:span><text:span text:style-name="T18">Alternating between first, second and third person</text:span></text:p>
      <text:p text:style-name="P36"><text:span text:style-name="T18">Then make changes accordingly in order to achieve as coherent and cohesive</text:span></text:p>
      <text:p text:style-name="P36"><text:span text:style-name="T18">document as possible.</text:span></text:p>
      <text:p text:style-name="P36"><text:span text:style-name="T18"/></text:p>
      <text:p text:style-name="P36"><text:span text:style-name="T16">Item 3 – </text:span><text:span text:style-name="T18">Sort and Combine</text:span></text:p>
      <text:p text:style-name="P36"><text:span text:style-name="T18">Created sorting and organisation plan. Organiser discussed which pages needed to</text:span></text:p>
      <text:p text:style-name="P36"><text:span text:style-name="T18">go where in the document by using a simple 01_ numbering system in the document</text:span></text:p>
      <text:p text:style-name="P36"><text:span text:style-name="T18">filename and place these files into a single location (not changing the original</text:span></text:p>
      <text:p text:style-name="P36"><text:span text:style-name="T18">documents). Once the order is created the chairperson will use a PDF combine</text:span></text:p>
      <text:p text:style-name="P36"><text:span text:style-name="T18">program to join all documents together. Alterations were made as required and the</text:span></text:p>
      <text:p text:style-name="P36"><text:span text:style-name="T18">final output is reviewed in-full ready for submission.</text:span></text:p>
      <text:p text:style-name="P36"><text:span text:style-name="T18"/></text:p>
      <text:p text:style-name="P36"><text:span text:style-name="T16">Deadline for missing components to be added and secondary/interview sections to</text:span></text:p>
      <text:p text:style-name="P36"><text:span text:style-name="T16">be fleshed out: Saturday @ 12pm</text:span></text:p>
      <text:p text:style-name="P36"><text:span text:style-name="T16"/></text:p>
      <text:p text:style-name="P36"><text:span text:style-name="T16">Deadline for review and changes to be made and final submission to be combined</text:span></text:p>
      <text:p text:style-name="P36"><text:span text:style-name="T16">together: Saturday @ 5pm</text:span></text:p>
      <text:p text:style-name="P36"><text:span text:style-name="T16"/></text:p>
      <text:p text:style-name="P36"><text:soft-page-break/><text:span text:style-name="T16">Item 5 – </text:span><text:span text:style-name="T18">Discuss Assignment 2.</text:span></text:p>
      <text:p text:style-name="P36"><text:span text:style-name="T18"/></text:p>
      <text:p text:style-name="P36"><text:span text:style-name="T18">Discussed the requirements of assignment 2 and its connection to assignment 1.</text:span></text:p>
      <text:p text:style-name="P36"><text:span text:style-name="T18">Looked at assignment description and rubric. Discussed the new team management</text:span></text:p>
      <text:p text:style-name="P36"><text:span text:style-name="T18">plan and overall progress tracking in the One Note notebook.</text:span></text:p>
      <text:p text:style-name="P36"><text:span text:style-name="T18"/></text:p>
      <text:p text:style-name="P39"><text:span text:style-name="T16">Next Meeting</text:span></text:p>
      <text:p text:style-name="P39"><text:span text:style-name="T18">Next meeting will address the following on our progress plan:</text:span></text:p>
      <text:list xml:id="list3707695402" text:style-name="L3">
        <text:list-item>
          <text:p text:style-name="P40"><text:span text:style-name="T18">Design solution</text:span></text:p>
        </text:list-item>
      </text:list>
      <text:p text:style-name="P39"><text:span text:style-name="T18"/></text:p>
      <text:p text:style-name="P36"><text:span text:style-name="T18">The new chairperson will be Samuel Barrett.</text:span></text:p>
      <text:p text:style-name="P36"><text:span text:style-name="T18">Action items: (who is doing what before next meeting?)</text:span></text:p>
      <text:p text:style-name="P36"><text:span text:style-name="T18">Actions for Team members:</text:span></text:p>
      <text:p text:style-name="P36"><text:span text:style-name="T18"/></text:p>
      <text:p text:style-name="P36"><text:span text:style-name="T18"/></text:p>
      <table:table table:name="Table2" table:style-name="Table2">
        <table:table-column table:style-name="Table2.A" table:number-columns-repeated="3"/>
        <table:table-row table:style-name="TableLine2160442146848">
          <table:table-cell table:style-name="Table2.A1" office:value-type="string">
            <text:p text:style-name="P39"><text:span text:style-name="T18">Job to do </text:span></text:p>
          </table:table-cell>
          <table:table-cell table:style-name="Table2.A1" office:value-type="string">
            <text:p text:style-name="P39"><text:span text:style-name="T18"><text:s/>Who will do this work?</text:span></text:p>
          </table:table-cell>
          <table:table-cell table:style-name="Table2.C1" office:value-type="string">
            <text:p text:style-name="P39"><text:span text:style-name="T18">By When?</text:span></text:p>
          </table:table-cell>
        </table:table-row>
        <table:table-row table:style-name="TableLine2160442146848">
          <table:table-cell table:style-name="Table2.A2" office:value-type="string">
            <text:p text:style-name="P39"><text:span text:style-name="T18">Go to the 07_ meeting folder and open the six thinking hats power point. Using a text box add one thing to each hat.</text:span></text:p>
          </table:table-cell>
          <table:table-cell table:style-name="Table2.A2" office:value-type="string">
            <text:p text:style-name="P39"><text:span text:style-name="T18">All team members individually</text:span></text:p>
          </table:table-cell>
          <table:table-cell table:style-name="Table2.C2" office:value-type="string">
            <text:p text:style-name="P39"><text:span text:style-name="T18">Next meeting</text:span></text:p>
          </table:table-cell>
        </table:table-row>
      </table:table>
      <text:p text:style-name="P36"><text:span text:style-name="T18"/></text:p>
      <text:p text:style-name="P36"><text:span text:style-name="T18"/></text:p>
      <text:p text:style-name="P36"><text:span text:style-name="T18">Next Meeting Date: 08/09/2021, Wednesday</text:span></text:p>
      <text:p text:style-name="P36"><text:span text:style-name="T18">Next Meeting Time: 2:30pm</text:span></text:p>
      <text:p text:style-name="P36"><text:span text:style-name="T18"/></text:p>
      <text:p text:style-name="P36"><text:span text:style-name="T18">I acknowledge and have read the team meeting minutes; I understand and will</text:span></text:p>
      <text:p text:style-name="P36"><text:span text:style-name="T18">prepare for the activities required prior to next team meeting as outlined in this</text:span></text:p>
      <text:p text:style-name="P36"><text:span text:style-name="T18">document:</text:span></text:p>
      <text:p text:style-name="P36"><text:span text:style-name="T18"/></text:p>
      <text:p text:style-name="P36"><text:span text:style-name="T16">Name and Date</text:span></text:p>
      <text:p text:style-name="P5"><text:span text:style-name="T18">Dannielle Jones – 02/09/2021</text:span></text:p>
      <text:p text:style-name="P6">Appendix: Teamwork Contribution Report Teamwork Contribution Report Template</text:p>
      <text:p text:style-name="P5"/>
      <text:p text:style-name="P5">My contributions for each design thinking process:</text:p>
      <text:p text:style-name="P5"/>
      <table:table table:name="Table3" table:style-name="Table3">
        <table:table-column table:style-name="Table3.A"/>
        <table:table-column table:style-name="Table3.B"/>
        <table:table-row table:style-name="Table3.1">
          <table:table-cell table:style-name="Table3.A1" office:value-type="string">
            <text:p text:style-name="P9">Project Work</text:p>
          </table:table-cell>
          <table:table-cell table:style-name="Table3.A1" office:value-type="string">
            <text:p text:style-name="P12">Contributions</text:p>
            <text:p text:style-name="P13">Clearly state the date and describe the tasks you have done for each of the project work components. If you are unsure of details make an educated guess, or give approximate details</text:p>
          </table:table-cell>
        </table:table-row>
        <table:table-row table:style-name="Table3.1">
          <table:table-cell table:style-name="Table3.A1" office:value-type="string">
            <text:p text:style-name="P11">Empathy</text:p>
            <text:p text:style-name="P11"/>
          </table:table-cell>
          <table:table-cell table:style-name="Table3.A1" office:value-type="string">
            <text:p text:style-name="P13">1/3/2016 conduct 2 interviews with potential users</text:p>
          </table:table-cell>
        </table:table-row>
        <table:table-row table:style-name="Table3.1">
          <table:table-cell table:style-name="Table3.A1" office:value-type="string">
            <text:p text:style-name="P11">Define</text:p>
            <text:p text:style-name="P11"/>
          </table:table-cell>
          <table:table-cell table:style-name="Table3.A1" office:value-type="string">
            <text:p text:style-name="P13">3/3/2016 Shared data in team meeting</text:p>
          </table:table-cell>
        </table:table-row>
        <table:table-row table:style-name="Table3.1">
          <table:table-cell table:style-name="Table3.A1" office:value-type="string">
            <text:p text:style-name="P11">Ideation</text:p>
            <text:p text:style-name="P11"/>
          </table:table-cell>
          <table:table-cell table:style-name="Table3.A1" office:value-type="string">
            <text:p text:style-name="P13">3/3/2016 Suggested 5 ideas in brainstorm meeting </text:p>
          </table:table-cell>
        </table:table-row>
        <table:table-row table:style-name="Table3.1">
          <table:table-cell table:style-name="Table3.A1" office:value-type="string">
            <text:p text:style-name="P11">Prototyping</text:p>
            <text:p text:style-name="P11"/>
          </table:table-cell>
          <table:table-cell table:style-name="Table3.A1" office:value-type="string">
            <text:p text:style-name="P14"/>
          </table:table-cell>
        </table:table-row>
        <table:table-row table:style-name="Table3.1">
          <table:table-cell table:style-name="Table3.A1" office:value-type="string">
            <text:p text:style-name="P11">Testing</text:p>
            <text:p text:style-name="P11"/>
          </table:table-cell>
          <table:table-cell table:style-name="Table3.A1" office:value-type="string">
            <text:p text:style-name="P14"/>
          </table:table-cell>
        </table:table-row>
        <table:table-row table:style-name="Table3.1">
          <table:table-cell table:style-name="Table3.A1" office:value-type="string">
            <text:p text:style-name="P11">Team management and <text:s/>information sharing</text:p>
          </table:table-cell>
          <table:table-cell table:style-name="Table3.A1" office:value-type="string">
            <text:p text:style-name="P13">3/2/2016 Created Google drive and setup folder sharing among team members</text:p>
            <text:p text:style-name="P14"/>
          </table:table-cell>
        </table:table-row>
      </table:table>
      <text:p text:style-name="P5"/>
      <text:p text:style-name="P5">My contributions for each team meeting</text:p>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Meeting Date</text:p>
          </table:table-cell>
          <table:table-cell table:style-name="Table4.A1" office:value-type="string">
            <text:p text:style-name="P9"><text:s/>Role in meeting</text:p>
          </table:table-cell>
          <table:table-cell table:style-name="Table4.A1" office:value-type="string">
            <text:p text:style-name="P9">Contributions</text:p>
          </table:table-cell>
        </table:table-row>
        <table:table-row table:style-name="Table4.1">
          <table:table-cell table:style-name="Table4.A1" office:value-type="string">
            <text:p text:style-name="P13">3/3/2016</text:p>
          </table:table-cell>
          <table:table-cell table:style-name="Table4.A1" office:value-type="string">
            <text:p text:style-name="P13">Chairperson / participate/ minute taking</text:p>
          </table:table-cell>
          <table:table-cell table:style-name="Table4.A1" office:value-type="string">
            <text:p text:style-name="P13">Suggest x and y ideas.</text:p>
            <text:p text:style-name="P13">Shared results of data gathering</text:p>
          </table:table-cell>
        </table:table-row>
        <table:table-row table:style-name="Table4.1">
          <table:table-cell table:style-name="Table4.A1" office:value-type="string">
            <text:p text:style-name="P12">..</text:p>
          </table: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12">..</text:p>
          </table:table-cell>
          <table:table-cell table:style-name="Table4.A1" office:value-type="string">
            <text:p text:style-name="P12"/>
          </table:table-cell>
          <table:table-cell table:style-name="Table4.A1" office:value-type="string">
            <text:p text:style-name="P12"/>
          </table:table-cell>
        </table:table-row>
        <table:table-row table:style-name="Table4.1">
          <table:table-cell table:style-name="Table4.A1" office:value-type="string">
            <text:p text:style-name="P12"/>
          </table:table-cell>
          <table:table-cell table:style-name="Table4.A1" office:value-type="string">
            <text:p text:style-name="P12"/>
          </table:table-cell>
          <table:table-cell table:style-name="Table4.A1" office:value-type="string">
            <text:p text:style-name="P1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Bold" svg:font-family="Calibri-Bold" style:font-family-generic="roman" style:font-pitch="variable"/>
    <style:font-face style:name="Calibri1" svg:font-family="Calibri" style:font-family-generic="system" style:font-pitch="variable"/>
    <style:font-face style:name="Cambria" svg:font-family="Cambria" style:font-adornments="Regular" style:font-family-generic="roman" style:font-pitch="variable"/>
    <style:font-face style:name="Cambria1" svg:font-family="Cambria" style:font-family-generic="roman"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SymbolMT" svg:font-family="SymbolMT" style:font-family-generic="roman"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2pt" fo:language="en" fo:country="US" style:font-name-asian="Calibri1" style:font-family-asian="Calibri"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bullet text:level="2" text:style-name="ListLabel_20_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ugene McArdle</meta:initial-creator>
    <meta:editing-cycles>5</meta:editing-cycles>
    <meta:creation-date>2019-08-06T01:52:00</meta:creation-date>
    <dc:date>2021-10-05T23:12:29.973000000</dc:date>
    <meta:generator>LibreOffice/7.2.0.4$Windows_X86_64 LibreOffice_project/9a9c6381e3f7a62afc1329bd359cc48accb6435b</meta:generator>
    <meta:editing-duration>PT25M36S</meta:editing-duration>
    <meta:document-statistic meta:table-count="4" meta:image-count="0" meta:object-count="0" meta:page-count="6" meta:paragraph-count="154" meta:word-count="1741" meta:character-count="10459" meta:non-whitespace-character-count="8883"/>
    <meta:user-defined meta:name="AppVersion">16.0000</meta:user-defined>
    <meta:user-defined meta:name="Company">James Cook University</meta:user-defined>
    <meta:template xlink:type="simple" xlink:actuate="onRequest" xlink:title="Normal.dotm" xlink:href=""/>
  </office:meta>
</office:document-meta>
</file>